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left="0cm" fo:margin-right="0cm" fo:margin-top="0cm" fo:margin-bottom="0.297cm" fo:text-indent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line-height="100%"/>
    </style:style>
    <style:style style:name="P7" style:family="paragraph">
      <style:text-properties fo:font-size="48pt" style:font-size-asian="66pt" style:font-size-complex="66pt"/>
    </style:style>
    <style:style style:name="P8" style:family="paragraph">
      <loext:graphic-properties draw:fill-color="#ffffff"/>
      <style:text-properties fo:font-size="20pt" style:font-size-asian="20pt" style:font-size-complex="20pt"/>
    </style:style>
    <style:style style:name="P9" style:family="paragraph">
      <loext:graphic-properties draw:fill-color="#ffffff"/>
      <style:text-properties fo:font-size="3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weight-asian="normal" style:font-weight-complex="normal"/>
    </style:style>
    <style:style style:name="T6" style:family="text">
      <style:text-properties fo:font-size="20pt" fo:font-style="italic" fo:font-weight="normal" style:font-size-asian="24pt" style:font-weight-asian="normal" style:font-size-complex="24pt" style:font-weight-complex="normal"/>
    </style:style>
    <style:style style:name="T7" style:family="text">
      <style:text-properties fo:font-size="20pt" fo:font-style="italic" fo:font-weight="bold" style:font-size-asian="24pt" style:font-weight-asian="bold" style:font-size-complex="24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2pt" fo:font-style="italic" fo:font-weight="bold" style:font-size-asian="22pt" style:font-weight-asian="bold" style:font-size-complex="22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loext:opacity="0%" style:text-outline="false" style:text-line-through-style="none" style:text-line-through-type="none" style:font-name="Noto Sans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7.38cm" svg:height="8.89cm" svg:x="0.4cm" svg:y="0.635cm" presentation:class="title" presentation:user-transformed="true">
          <draw:text-box>
            <text:p text:style-name="P1">Born2beroot <text:line-break/><text:line-break/>Instrucciones<text:line-break/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Ernesto Avedillo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1.653cm" svg:x="1.397cm" svg:y="0.252cm" presentation:class="title" presentation:user-transformed="true">
          <draw:text-box>
            <text:p>Born2beroot</text:p>
          </draw:text-box>
        </draw:frame>
        <draw:frame presentation:style-name="pr5" draw:layer="layout" svg:width="10.76cm" svg:height="2.505cm" svg:x="0.035cm" svg:y="1.94cm" presentation:class="outline" presentation:user-transformed="true">
          <draw:text-box>
            <text:list text:style-name="L2">
              <text:list-item>
                <text:p>Working with users and groups</text:p>
                <text:list>
                  <text:list-item>
                    <text:p>Listing users → <text:span text:style-name="T1">cat /</text:span><text:span text:style-name="T2">etc/passwd</text:span></text:p>
                  </text:list-item>
                  <text:list-item>
                    <text:p><text:span text:style-name="T3">Listing groups → </text:span><text:span text:style-name="T2">cat /etc/</text:span><text:span text:style-name="T1">group</text:span></text:p>
                  </text:list-item>
                  <text:list-item>
                    <text:p><text:span text:style-name="T4">Adding users → </text:span><text:span text:style-name="T1">sudo useradd -aG &lt;urser login&gt;</text:span></text:p>
                  </text:list-item>
                  <text:list-item>
                    <text:p text:style-name="P4"><text:span text:style-name="T5">Adding gooups → </text:span><text:span text:style-name="T2">sudo addgroup &lt;group name&gt;</text:span></text:p>
                  </text:list-item>
                  <text:list-item>
                    <text:p><text:span text:style-name="T6">Assign users to groups: </text:span><text:span text:style-name="T7">usermod -aG &lt;group&gt; <text:s/>&lt;user&gt;</text:span></text:p>
                  </text:list-item>
                </text:list>
              </text:list-item>
            </text:list>
          </draw:text-box>
        </draw:frame>
        <draw:frame presentation:style-name="pr5" draw:layer="layout" svg:width="11.295cm" svg:height="3.175cm" svg:x="0.135cm" svg:y="4.445cm" presentation:class="outline" presentation:user-transformed="true">
          <draw:text-box>
            <text:list text:style-name="L2">
              <text:list-item>
                <text:p>General packages to install</text:p>
                <text:list>
                  <text:list-item>
                    <text:p><text:span text:style-name="T1">sudo apt install vim</text:span></text:p>
                  </text:list-item>
                  <text:list-item>
                    <text:p><text:span text:style-name="T1">sudo apt install git</text:span></text:p>
                  </text:list-item>
                  <text:list-item>
                    <text:p><text:span text:style-name="T1">sudo apt install wget</text:span></text:p>
                  </text:list-item>
                  <text:list-item>
                    <text:p><text:span text:style-name="T1">sudo apt install zsh </text:span><text:span text:style-name="T4">(easy bash system it is </text:span><text:span text:style-name="T4">optional.</text:span></text:p>
                  </text:list-item>
                  <text:list-item>
                    <text:p><text:span text:style-name="T1">sh –c “$(wget </text:span><text:span text:style-name="T1">https://raw.github.com/robbyrussell/oh-my-</text:span><text:span text:style-name="T1">zsh/master/tools/install.sh -O-)”</text:span></text:p>
                  </text:list-item>
                  <text:list-item>
                    <text:p><text:span text:style-name="T1">sudo apt install build-essential dkms linux-</text:span><text:span text:style-name="T1">headers-$(uname-r) </text:span><text:span text:style-name="T4">(to activate copy paste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2.427cm" svg:height="6.35cm" svg:x="0.135cm" svg:y="7.62cm" presentation:class="outline" presentation:user-transformed="true">
          <draw:text-box>
            <text:list text:style-name="L2">
              <text:list-header>
                <text:p text:style-name="P5"><text:span text:style-name="T8">Install special packages</text:span></text:p>
                <text:list>
                  <text:list-item>
                    <text:p text:style-name="P6"><text:span text:style-name="T8">ssh</text:span></text:p>
                    <text:list>
                      <text:list-item>
                        <text:p text:style-name="P6"><text:span text:style-name="T9">sudo apt install openssh-server</text:span></text:p>
                      </text:list-item>
                      <text:list-item>
                        <text:p text:style-name="P6"><text:span text:style-name="T9">sudo systemstatus ssh</text:span></text:p>
                      </text:list-item>
                      <text:list-item>
                        <text:p text:style-name="P6"><text:span text:style-name="T9">service ssh restart</text:span></text:p>
                      </text:list-item>
                      <text:list-item>
                        <text:p text:style-name="P6"><text:span text:style-name="T10">vim /etc/</text:span><text:span text:style-name="T9">ssh/sshd_config </text:span><text:span text:style-name="T11">→ change port 22 to </text:span><text:span text:style-name="T11">4242</text:span></text:p>
                      </text:list-item>
                      <text:list-item>
                        <text:p text:style-name="P6"><text:span text:style-name="T10">vim /etc/</text:span><text:span text:style-name="T9">ssh/ssh_config </text:span><text:span text:style-name="T11">→ change port 22 to </text:span><text:span text:style-name="T11">4242</text:span></text:p>
                      </text:list-item>
                      <text:list-item>
                        <text:p text:style-name="P6"><text:span text:style-name="T9">sudo service ssh status</text:span></text:p>
                      </text:list-item>
                      <text:list-item>
                        <text:p text:style-name="P6"><text:span text:style-name="T9">sudo service ssh restart</text:span></text:p>
                      </text:list-item>
                      <text:list-item>
                        <text:p text:style-name="P6"><text:span text:style-name="T9">ssh &lt;user&gt;@&lt;ipadress&gt; -p port <text:s/></text:span><text:span text:style-name="T11">→ to connect </text:span><text:span text:style-name="T11">with machine</text:span></text:p>
                      </text:list-item>
                    </text:list>
                  </text:list-item>
                  <text:list-item>
                    <text:p text:style-name="P6"><text:span text:style-name="T11">sfw</text:span></text:p>
                    <text:list>
                      <text:list-item>
                        <text:p text:style-name="P6"><text:span text:style-name="T9">sudo apt install sfw</text:span></text:p>
                      </text:list-item>
                      <text:list-item>
                        <text:p text:style-name="P6"><text:span text:style-name="T9">sudo ufw enable</text:span></text:p>
                      </text:list-item>
                      <text:list-item>
                        <text:p text:style-name="P6"><text:span text:style-name="T12">sudo status numbered</text:span></text:p>
                      </text:list-item>
                      <text:list-item>
                        <text:p text:style-name="P6"><text:span text:style-name="T9">sudo ufw allow ssh</text:span></text:p>
                      </text:list-item>
                      <text:list-item>
                        <text:p text:style-name="P6"><text:span text:style-name="T9">sudo ufw allow 4242</text:span></text:p>
                      </text:list-item>
                      <text:list-item>
                        <text:p text:style-name="P6"><text:span text:style-name="T9">Sudo ufw delete &lt;number&gt;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5" draw:layer="layout" svg:width="17.01cm" svg:height="5.08cm" svg:x="10.93cm" svg:y="1.905cm" presentation:class="outline" presentation:user-transformed="true">
          <draw:text-box>
            <text:list text:style-name="L2">
              <text:list-item>
                <text:p>Password quality tool</text:p>
                <text:list>
                  <text:list-item>
                    <text:p><text:span text:style-name="T1">sudo apt install libpam-pwquality</text:span></text:p>
                  </text:list-item>
                  <text:list-item>
                    <text:p><text:span text:style-name="T4">Edit &amp; modufy</text:span><text:span text:style-name="T1"> /</text:span><text:span text:style-name="T2">ect/pam.d/common-password </text:span><text:span text:style-name="T5">(minlen=10 lcredit =-1 ucredit =-1 dcredit=-1 </text:span><text:span text:style-name="T5">maxrepeat =3 reject_username difok = 7 </text:span><text:span text:style-name="T5">enforce_for_root)</text:span></text:p>
                  </text:list-item>
                  <text:list-item>
                    <text:p><text:span text:style-name="T4">Edit &amp; modify</text:span><text:span text:style-name="T1"> /</text:span><text:span text:style-name="T2">etc/</text:span><text:span text:style-name="T1">login refs </text:span><text:span text:style-name="T4">(PASS_MAX_CODE 30 , </text:span><text:span text:style-name="T4">PASS_MIN-CODE 2 , PASS_WARN_CODE 7)</text:span></text:p>
                  </text:list-item>
                  <text:list-item>
                    <text:p><text:span text:style-name="T4">Edit</text:span><text:span text:style-name="T1"> /</text:span><text:span text:style-name="T2">etc/</text:span><text:span text:style-name="T1">sudoers</text:span></text:p>
                    <text:list>
                      <text:list-item>
                        <text:p><text:span text:style-name="T1">Defautls scure path = „…“</text:span></text:p>
                      </text:list-item>
                      <text:list-item>
                        <text:p><text:span text:style-name="T1">Defaults passwd_tries = 3</text:span></text:p>
                      </text:list-item>
                      <text:list-item>
                        <text:p><text:span text:style-name="T1">Defaults badpass_message = „Password wrong. </text:span><text:span text:style-name="T1">Please try again“</text:span></text:p>
                      </text:list-item>
                    </text:list>
                  </text:list-item>
                  <text:list-item>
                    <text:p><text:span text:style-name="T4">Edit</text:span><text:span text:style-name="T1"> /</text:span><text:span text:style-name="T2">var</text:span><text:span text:style-name="T1">/log/sudo</text:span></text:p>
                    <text:list>
                      <text:list-item>
                        <text:p><text:span text:style-name="T1">Defaults logfile = „/var/log/sudo/sudo.log“</text:span></text:p>
                      </text:list-item>
                      <text:list-item>
                        <text:p><text:span text:style-name="T1">Defaults log_input, log_output</text:span></text:p>
                      </text:list-item>
                      <text:list-item>
                        <text:p><text:span text:style-name="T1">Defaults requiretty</text:span></text:p>
                      </text:list-item>
                      <text:list-item>
                        <text:p><text:span text:style-name="T1">Defaults secure_path = </text:span><text:span text:style-name="T1">”/usr/local/sbin:/usr/local/bin:/usr/sbin:/usr/bin:/sbi</text:span><text:span text:style-name="T1">n:/bin:/snap/bin“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15.74cm" svg:height="2.475cm" svg:x="11.43cm" svg:y="7.05cm" presentation:class="outline" presentation:user-transformed="true">
          <draw:text-box>
            <text:list text:style-name="L2">
              <text:list-item>
                <text:p>Change hostname</text:p>
                <text:list>
                  <text:list-item>
                    <text:p><text:span text:style-name="T1">hostnamectl</text:span></text:p>
                  </text:list-item>
                  <text:list-item>
                    <text:p><text:span text:style-name="T1">hostnamectl set_hostmane &lt;newhostname&gt; --</text:span><text:span text:style-name="T1">static</text:span></text:p>
                  </text:list-item>
                  <text:list-item>
                    <text:p><text:span text:style-name="T4">Edit</text:span><text:span text:style-name="T1"> /</text:span><text:span text:style-name="T2">ect/h</text:span><text:span text:style-name="T1">osts</text:span></text:p>
                    <text:list>
                      <text:list-item>
                        <text:p><text:span text:style-name="T1">127.0.0.1 &lt;localhost&gt;</text:span></text:p>
                      </text:list-item>
                      <text:list-item>
                        <text:p><text:span text:style-name="T1">127.0.1.1 &lt;newhostname&gt;</text:span></text:p>
                      </text:list-item>
                    </text:list>
                  </text:list-item>
                  <text:list-item>
                    <text:p><text:span text:style-name="T1">sudo reboot</text:span></text:p>
                  </text:list-item>
                </text:list>
              </text:list-item>
            </text:list>
          </draw:text-box>
        </draw:frame>
        <draw:frame presentation:style-name="pr5" draw:layer="layout" svg:width="15.74cm" svg:height="2.475cm" svg:x="11.43cm" svg:y="9.525cm" presentation:class="outline" presentation:user-transformed="true">
          <draw:text-box>
            <text:list text:style-name="L2">
              <text:list-item>
                <text:p>Chrontab</text:p>
                <text:list>
                  <text:list-item>
                    <text:p><text:span text:style-name="T1">sudo apt install net-tools</text:span></text:p>
                  </text:list-item>
                  <text:list-item>
                    <text:p><text:span text:style-name="T1">sudo crontab -u root -e</text:span></text:p>
                  </text:list-item>
                  <text:list-item>
                    <text:p><text:span text:style-name="T4">Edit</text:span><text:span text:style-name="T1"> /</text:span><text:span text:style-name="T2">usr/</text:span><text:span text:style-name="T1">local/bin/monitoring.sh</text:span></text:p>
                    <text:list>
                      <text:list-item>
                        <text:p><text:span text:style-name="T1">127.0.0.1 &lt;localhost&gt;</text:span></text:p>
                      </text:list-item>
                      <text:list-item>
                        <text:p><text:span text:style-name="T1">127.0.1.1 &lt;newhostname&gt;</text:span></text:p>
                      </text:list-item>
                    </text:list>
                  </text:list-item>
                  <text:list-item>
                    <text:p><text:span text:style-name="T1">sudo reboo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9" draw:layer="layout" svg:width="25.199cm" svg:height="12.191cm" svg:x="1.397cm" svg:y="1.752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1.705cm" fo:min-width="27.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1.905cm" svg:x="0cm" svg:y="-0.001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1.65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9T11:08:03.122244726</meta:creation-date>
    <meta:editing-duration>P1DT2H41M24S</meta:editing-duration>
    <meta:editing-cycles>6</meta:editing-cycles>
    <meta:generator>LibreOffice/7.3.6.2$Linux_X86_64 LibreOffice_project/30$Build-2</meta:generator>
    <dc:title>Vivid</dc:title>
    <dc:date>2022-12-01T21:22:23.708265511</dc:date>
    <meta:document-statistic meta:object-count="60"/>
  </office:meta>
</office:document-meta>
</file>